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font-name="Courier New1" fo:font-size="12pt" officeooo:rsid="00113b20" officeooo:paragraph-rsid="00113b20" style:font-size-asian="12pt" style:font-name-complex="Courier New2" style:font-size-complex="12pt"/>
    </style:style>
    <style:style style:name="P2" style:family="paragraph" style:parent-style-name="Standard">
      <style:text-properties style:font-name="Courier New1" fo:font-size="12pt" fo:font-weight="bold" officeooo:rsid="00113b20" officeooo:paragraph-rsid="00113b20" style:font-size-asian="12pt" style:font-weight-asian="bold" style:font-name-complex="Courier New2" style:font-size-complex="12pt" style:font-weight-complex="bold"/>
    </style:style>
    <style:style style:name="P3" style:family="paragraph" style:parent-style-name="Standard">
      <style:text-properties style:font-name="Courier New1" fo:font-size="12pt" fo:font-weight="normal" officeooo:rsid="00113b20" officeooo:paragraph-rsid="00113b20" style:font-size-asian="12pt" style:font-weight-asian="normal" style:font-name-complex="Courier New2" style:font-size-complex="12pt" style:font-weight-complex="normal"/>
    </style:style>
    <style:style style:name="P4" style:family="paragraph" style:parent-style-name="Standard">
      <style:paragraph-properties fo:break-before="page"/>
      <style:text-properties officeooo:paragraph-rsid="00113b20"/>
    </style:style>
    <style:style style:name="P5" style:family="paragraph" style:parent-style-name="Standard">
      <style:text-properties officeooo:paragraph-rsid="00113b20"/>
    </style:style>
    <style:style style:name="P6" style:family="paragraph" style:parent-style-name="Standard">
      <style:text-properties style:font-name="Courier New" fo:font-size="18pt" officeooo:rsid="00113b20" officeooo:paragraph-rsid="00113b20" style:font-size-asian="15.75pt" style:font-size-complex="18pt"/>
    </style:style>
    <style:style style:name="P7" style:family="paragraph" style:parent-style-name="Standard">
      <style:text-properties style:font-name="Courier New" fo:font-size="18pt" fo:font-weight="bold" officeooo:rsid="00113b20" officeooo:paragraph-rsid="00113b20" style:font-size-asian="15.75pt" style:font-weight-asian="bold" style:font-size-complex="18pt" style:font-weight-complex="bold"/>
    </style:style>
    <style:style style:name="T1" style:family="text">
      <style:text-properties style:font-name="Courier New1" fo:font-size="18pt" style:font-size-asian="18pt" style:font-name-complex="Courier New2" style:font-size-complex="18pt"/>
    </style:style>
    <style:style style:name="T2" style:family="text">
      <style:text-properties style:font-name="Courier New1" fo:font-size="12pt" fo:font-weight="bold" style:font-size-asian="12pt" style:font-weight-asian="bold" style:font-name-complex="Courier New2" style:font-size-complex="12pt" style:font-weight-complex="bold"/>
    </style:style>
    <style:style style:name="T3" style:family="text">
      <style:text-properties style:font-name="Courier New1" fo:font-size="12pt" style:font-size-asian="12pt" style:font-name-complex="Courier New2" style:font-size-complex="12pt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type="double" style:text-underline-width="auto" style:text-underline-color="font-color"/>
    </style:style>
    <style:style style:name="T6" style:family="text">
      <style:text-properties style:text-underline-style="dotted" style:text-underline-width="auto" style:text-underline-color="font-color"/>
    </style:style>
    <style:style style:name="T7" style:family="text">
      <style:text-properties style:font-name="Courier New" fo:font-size="18pt" officeooo:rsid="00113b20" style:font-size-asian="15.75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7">EXAMEN UD4</text:span></text:p>
      <text:p text:style-name="P6"/>
      <text:p text:style-name="P7">EJERCICIO 1</text:p>
      <text:p text:style-name="P1" loext:marker-style-name="T3"/>
      <text:p text:style-name="P2">1. Transformación de entidades y atributos</text:p>
      <text:p text:style-name="P3">Clientes (<text:span text:style-name="T4">#id</text:span>, nombre, dirección)</text:p>
      <text:p text:style-name="P3">Teléfonos (<text:span text:style-name="T4">#id_cliente, #teléfono</text:span>)</text:p>
      <text:p text:style-name="P3"><text:s text:c="4"/>id_cliente → clientes (MC, BC)</text:p>
      <text:p text:style-name="P3">Empleados (<text:span text:style-name="T4">#id</text:span>, <text:span text:style-name="T5">dni</text:span>, <text:span text:style-name="T5">nss</text:span>, nombre)</text:p>
      <text:p text:style-name="P3">Teléfonos (<text:span text:style-name="T4">#id_empleado, #teléfono</text:span>)</text:p>
      <text:p text:style-name="P3"><text:s text:c="4"/>id_empleado → empleados (MC, BC)</text:p>
      <text:p text:style-name="P3">Servicio_Reparación (<text:span text:style-name="T4">#id</text:span>, fecha, importe_total, forma_pago)</text:p>
      <text:p text:style-name="P3">Repuestos (<text:span text:style-name="T4">#id</text:span>, precio, descripción, stock)</text:p>
      <text:p text:style-name="P3">Vehículos (<text:span text:style-name="T4">#id</text:span>, <text:span text:style-name="T5">matrícula</text:span>, fecha_mat, modelo)</text:p>
      <text:p text:style-name="P3">Marcas (<text:span text:style-name="T4">#id</text:span>, <text:span text:style-name="T5">marca</text:span>, país, gama)</text:p>
      <text:p text:style-name="P3">Beneficiarios (<text:span text:style-name="T4">#id</text:span>, <text:span text:style-name="T5">dni</text:span>, nombre, parentesco, fecha_nac, edad-d*)</text:p>
      <text:p text:style-name="P3"/>
      <text:p text:style-name="P2">2.Transformación de relaciones M:N</text:p>
      <text:p text:style-name="P3">Clientes (<text:span text:style-name="T4">#id</text:span>, nombre, dirección)</text:p>
      <text:p text:style-name="P3">Teléfonos (<text:span text:style-name="T4">#id_cliente, #teléfono</text:span>)</text:p>
      <text:p text:style-name="P3"><text:s text:c="4"/>id_cliente → clientes (MC, BC)</text:p>
      <text:p text:style-name="P3">Empleados (<text:span text:style-name="T4">#id</text:span>, <text:span text:style-name="T5">dni</text:span>, <text:span text:style-name="T5">nss</text:span>, nombre)</text:p>
      <text:p text:style-name="P3">Teléfonos (<text:span text:style-name="T4">#id_empleado, #teléfono</text:span>)</text:p>
      <text:p text:style-name="P3"><text:s text:c="4"/>id_empleado → empleados (MC, BC)</text:p>
      <text:p text:style-name="P3">Servicio_Reparación (<text:span text:style-name="T4">#id</text:span>, fecha, importe_total, forma_pago)</text:p>
      <text:p text:style-name="P3">Repuestos (<text:span text:style-name="T4">#id</text:span>, precio, descripción, stock)</text:p>
      <text:p text:style-name="P3">Vehículos (<text:span text:style-name="T4">#id</text:span>, <text:span text:style-name="T5">matrícula</text:span>, fecha_mat, modelo)</text:p>
      <text:p text:style-name="P3">Marcas (<text:span text:style-name="T4">#id</text:span>, <text:span text:style-name="T5">marca</text:span>, país, gama)</text:p>
      <text:p text:style-name="P3">Beneficiarios (<text:span text:style-name="T4">#id</text:span>, <text:span text:style-name="T5">dni</text:span>, nombre, parentesco, fecha_nac, edad-d*)</text:p>
      <text:p text:style-name="P3"><text:soft-page-break/>SR_Empleado (<text:span text:style-name="T4">#id_servicio, #id_empleado</text:span>, horas, precio)</text:p>
      <text:p text:style-name="P3"><text:s text:c="3"/>id_servicio → servicios reparación (MC, BR)</text:p>
      <text:p text:style-name="P3"><text:s text:c="3"/>id_empleado → empleados (MC, BR)</text:p>
      <text:p text:style-name="P3">SR_Repuesto (<text:span text:style-name="T4">#id_servicio, #id_repuesto</text:span>, cantidad, precio)</text:p>
      <text:p text:style-name="P3"><text:s text:c="3"/>id_servicio → servicios reparación (MC, BR)</text:p>
      <text:p text:style-name="P3"><text:s text:c="3"/>id_repuesto → repuestos (MC, BR)</text:p>
      <text:p text:style-name="P3"/>
      <text:p text:style-name="P2">3. Transformación de entidades reflexivas</text:p>
      <text:p text:style-name="P3">Clientes (<text:span text:style-name="T4">#id</text:span>, nombre, dirección)</text:p>
      <text:p text:style-name="P3">Teléfonos (<text:span text:style-name="T4">#id_cliente, #teléfono</text:span>)</text:p>
      <text:p text:style-name="P3"><text:s text:c="4"/>id_cliente → clientes (MC, BC)</text:p>
      <text:p text:style-name="P3">Teléfonos (<text:span text:style-name="T4">#id_empleado, #teléfono</text:span>)</text:p>
      <text:p text:style-name="P3"><text:s text:c="4"/>id_empleado → empleados (MC, BC)</text:p>
      <text:p text:style-name="P3">Servicio_Reparación (<text:span text:style-name="T4">#id</text:span>, fecha, importe_total, forma_pago)</text:p>
      <text:p text:style-name="P3">Repuestos (<text:span text:style-name="T4">#id</text:span>, precio, descripción, stock)</text:p>
      <text:p text:style-name="P3">Vehículos (<text:span text:style-name="T4">#id</text:span>, <text:span text:style-name="T5">matrícula</text:span>, fecha_mat, modelo)</text:p>
      <text:p text:style-name="P3">Marcas (<text:span text:style-name="T4">#id</text:span>, <text:span text:style-name="T5">marca</text:span>, país, gama)</text:p>
      <text:p text:style-name="P3">Beneficiarios (<text:span text:style-name="T4">#id</text:span>, <text:span text:style-name="T5">dni</text:span>, nombre, parentesco, fecha_nac, edad-d*)</text:p>
      <text:p text:style-name="P3">SR_Empleado (<text:span text:style-name="T4">#id_servicio, #id_empleado</text:span>, horas, precio)</text:p>
      <text:p text:style-name="P3"><text:s text:c="3"/>id_servicio → servicios reparación (MC, BR)</text:p>
      <text:p text:style-name="P3"><text:s text:c="3"/>id_empleado → empleados (MC, BR)</text:p>
      <text:p text:style-name="P3">SR_Repuesto (<text:span text:style-name="T4">#id_servicio, #id_repuesto</text:span>, cantidad, precio)</text:p>
      <text:p text:style-name="P3"><text:s text:c="3"/>id_servicio → servicios reparación (MC, BR)</text:p>
      <text:p text:style-name="P3"><text:s text:c="3"/>id_repuesto → repuestos (MC, BR)</text:p>
      <text:p text:style-name="P3">Empleados (<text:span text:style-name="T4">#id</text:span>, <text:span text:style-name="T5">dni</text:span>, <text:span text:style-name="T5">nss</text:span>, nombre, <text:span text:style-name="T6">id_jefe</text:span>)</text:p>
      <text:p text:style-name="P3"><text:s text:c="3"/>id_jefe → empleados (MC, BR)</text:p>
      <text:p text:style-name="P3"/>
      <text:p text:style-name="P2"/>
      <text:p text:style-name="P3"><text:s text:c="3"/></text:p>
      <text:p text:style-name="P3"/>
      <text:p text:style-name="P2"><text:soft-page-break/>4. Transformación de entidades débiles</text:p>
      <text:p text:style-name="P3">Clientes (<text:span text:style-name="T4">#id</text:span>, nombre, dirección)</text:p>
      <text:p text:style-name="P3">Teléfonos (<text:span text:style-name="T4">#id_cliente, #teléfono</text:span>)</text:p>
      <text:p text:style-name="P3"><text:s text:c="4"/>id_cliente → clientes (MC, BC)</text:p>
      <text:p text:style-name="P3">Teléfonos (<text:span text:style-name="T4">#id_empleado, #teléfono</text:span>)</text:p>
      <text:p text:style-name="P3"><text:s text:c="4"/>id_empleado → empleados (MC, BC)</text:p>
      <text:p text:style-name="P3">Servicio_Reparación (<text:span text:style-name="T4">#id</text:span>, fecha, importe_total, forma_pago)</text:p>
      <text:p text:style-name="P3">Repuestos (<text:span text:style-name="T4">#id</text:span>, precio, descripción, stock)</text:p>
      <text:p text:style-name="P3">Vehículos (<text:span text:style-name="T4">#id</text:span>, <text:span text:style-name="T5">matrícula</text:span>, fecha_mat, modelo)</text:p>
      <text:p text:style-name="P3">Marcas (<text:span text:style-name="T4">#id</text:span>, <text:span text:style-name="T5">marca</text:span>, país, gama)</text:p>
      <text:p text:style-name="P3">SR_Empleado (<text:span text:style-name="T4">#id_servicio, #id_empleado</text:span>, horas, precio)</text:p>
      <text:p text:style-name="P3"><text:s text:c="3"/>id_servicio → servicios reparación (MC, BR)</text:p>
      <text:p text:style-name="P3"><text:s text:c="3"/>id_empleado → empleados (MC, BR)</text:p>
      <text:p text:style-name="P3">SR_Repuesto (<text:span text:style-name="T4">#id_servicio, #id_repuesto</text:span>, cantidad, precio)</text:p>
      <text:p text:style-name="P3"><text:s text:c="3"/>id_servicio → servicios reparación (MC, BR)</text:p>
      <text:p text:style-name="P3"><text:s text:c="3"/>id_repuesto → repuestos (MC, BR)</text:p>
      <text:p text:style-name="P3">Empleados (<text:span text:style-name="T4">#id</text:span>, <text:span text:style-name="T5">dni</text:span>, <text:span text:style-name="T5">nss</text:span>, nombre, <text:span text:style-name="T6">id_jefe</text:span>)</text:p>
      <text:p text:style-name="P3"><text:s text:c="3"/>id_jefe → empleados (MC, BR)</text:p>
      <text:p text:style-name="P3">Beneficiarios (<text:span text:style-name="T4">#id</text:span>, <text:span text:style-name="T5">dni</text:span>, nombre, parentesco, fecha_nac, edad-d*, <text:span text:style-name="T6">id_empleado</text:span>)</text:p>
      <text:p text:style-name="P3"><text:s text:c="3"/>id_empleado → empleados (MC, BC)</text:p>
      <text:p text:style-name="P3"/>
      <text:p text:style-name="P2">5. Transformación de entidades 1:N</text:p>
      <text:p text:style-name="P3">Clientes (<text:span text:style-name="T4">#id</text:span>, nombre, dirección)</text:p>
      <text:p text:style-name="P3">Teléfonos (<text:span text:style-name="T4">#id_cliente, #teléfono</text:span>)</text:p>
      <text:p text:style-name="P3"><text:s text:c="4"/>id_cliente → clientes (MC, BC)</text:p>
      <text:p text:style-name="P3">Teléfonos (<text:span text:style-name="T4">#id_empleado, #teléfono</text:span>)</text:p>
      <text:p text:style-name="P3"><text:s text:c="4"/>id_empleado → empleados (MC, BC)</text:p>
      <text:p text:style-name="P3">Repuestos (<text:span text:style-name="T4">#id</text:span>, precio, descripción, stock)</text:p>
      <text:p text:style-name="P3">Marcas (<text:span text:style-name="T4">#id</text:span>, <text:span text:style-name="T5">marca</text:span>, país, gama)</text:p>
      <text:p text:style-name="P3">SR_Empleado (<text:span text:style-name="T4">#id_servicio, #id_empleado</text:span>, horas, precio)</text:p>
      <text:p text:style-name="P3"><text:soft-page-break/><text:s text:c="3"/>id_servicio → servicios reparación (MC, BR)</text:p>
      <text:p text:style-name="P3"><text:s text:c="3"/>id_empleado → empleados (MC, BR)</text:p>
      <text:p text:style-name="P3">SR_Repuesto (<text:span text:style-name="T4">#id_servicio, #id_repuesto</text:span>, cantidad, precio)</text:p>
      <text:p text:style-name="P3"><text:s text:c="3"/>id_servicio → servicios reparación (MC, BR)</text:p>
      <text:p text:style-name="P3"><text:s text:c="3"/>id_repuesto → repuestos (MC, BR)</text:p>
      <text:p text:style-name="P3">Empleados (<text:span text:style-name="T4">#id</text:span>, <text:span text:style-name="T5">dni</text:span>, <text:span text:style-name="T5">nss</text:span>, nombre, <text:span text:style-name="T6">id_jefe</text:span>)</text:p>
      <text:p text:style-name="P3"><text:s text:c="3"/>id_jefe → empleados (MC, BR)</text:p>
      <text:p text:style-name="P3">Beneficiarios (<text:span text:style-name="T4">#id</text:span>, <text:span text:style-name="T5">dni</text:span>, nombre, parentesco, fecha_nac, edad-d*, <text:span text:style-name="T6">id_empleado</text:span>)</text:p>
      <text:p text:style-name="P3"><text:s text:c="3"/>id_empleado → empleados (MC, BC)</text:p>
      <text:p text:style-name="P3">Servicio_Reparación (<text:span text:style-name="T4">#id</text:span>, fecha, importe_total, forma_pago, <text:span text:style-name="T6">id_cliente, id_vehículo</text:span>)</text:p>
      <text:p text:style-name="P3"><text:s text:c="3"/>id_cliente → clientes (MC, BN)</text:p>
      <text:p text:style-name="P3"><text:s text:c="3"/>id_vehículo → vehículos (MC, BN)</text:p>
      <text:p text:style-name="P3">Vehículos (<text:span text:style-name="T4">#id</text:span>, <text:span text:style-name="T5">matrícula</text:span>, fecha_mat, modelo, <text:span text:style-name="T6">id_marca</text:span>)</text:p>
      <text:p text:style-name="P3"><text:s text:c="3"/>id_marca → marcas (MC, BN)</text:p>
      <text:p text:style-name="P3"/>
      <text:p text:style-name="P2">6. Modelo Relacional definitivo</text:p>
      <text:p text:style-name="P3">Clientes (<text:span text:style-name="T4">#id</text:span>, nombre, dirección)</text:p>
      <text:p text:style-name="P3">Teléfonos (<text:span text:style-name="T4">#id_cliente, #teléfono</text:span>)</text:p>
      <text:p text:style-name="P3"><text:s text:c="4"/>id_cliente → clientes (MC, BC)</text:p>
      <text:p text:style-name="P3">Teléfonos (<text:span text:style-name="T4">#id_empleado, #teléfono</text:span>)</text:p>
      <text:p text:style-name="P3"><text:s text:c="4"/>id_empleado → empleados (MC, BC)</text:p>
      <text:p text:style-name="P3">Repuestos (<text:span text:style-name="T4">#id</text:span>, precio, descripción, stock)</text:p>
      <text:p text:style-name="P3">Marcas (<text:span text:style-name="T4">#id</text:span>, <text:span text:style-name="T5">marca</text:span>, país, gama)</text:p>
      <text:p text:style-name="P3">SR_Empleado (<text:span text:style-name="T4">#id_servicio, #id_empleado</text:span>, horas, precio)</text:p>
      <text:p text:style-name="P3"><text:s text:c="3"/>id_servicio → servicios reparación (MC, BR)</text:p>
      <text:p text:style-name="P3"><text:s text:c="3"/>id_empleado → empleados (MC, BR)</text:p>
      <text:p text:style-name="P3">SR_Repuesto (<text:span text:style-name="T4">#id_servicio, #id_repuesto</text:span>, cantidad, precio)</text:p>
      <text:p text:style-name="P3"><text:s text:c="3"/>id_servicio → servicios reparación (MC, BR)</text:p>
      <text:p text:style-name="P3"><text:s text:c="3"/>id_repuesto → repuestos (MC, BR)</text:p>
      <text:p text:style-name="P3">Empleados (<text:span text:style-name="T4">#id</text:span>, <text:span text:style-name="T5">dni</text:span>, <text:span text:style-name="T5">nss</text:span>, nombre, <text:span text:style-name="T6">id_jefe</text:span>)</text:p>
      <text:p text:style-name="P3"><text:soft-page-break/><text:s text:c="3"/>id_jefe → empleados (MC, BR)</text:p>
      <text:p text:style-name="P3">Beneficiarios (<text:span text:style-name="T4">#id</text:span>, <text:span text:style-name="T5">dni</text:span>, nombre, parentesco, fecha_nac, edad-d*, <text:span text:style-name="T6">id_empleado</text:span>)</text:p>
      <text:p text:style-name="P3"><text:s text:c="3"/>id_empleado → empleados (MC, BC)</text:p>
      <text:p text:style-name="P3">Servicio_Reparación (<text:span text:style-name="T4">#id</text:span>, fecha, importe_total, forma_pago, <text:span text:style-name="T6">id_cliente, id_vehículo</text:span>)</text:p>
      <text:p text:style-name="P3"><text:s text:c="3"/>id_cliente → clientes (MC, BN)</text:p>
      <text:p text:style-name="P3"><text:s text:c="3"/>id_vehículo → vehículos (MC, BN)</text:p>
      <text:p text:style-name="P3">Vehículos (<text:span text:style-name="T4">#id</text:span>, <text:span text:style-name="T5">matrícula</text:span>, fecha_mat, modelo, <text:span text:style-name="T6">id_marca</text:span>)</text:p>
      <text:p text:style-name="P3"><text:s text:c="3"/>id_marca → marcas (MC, BN)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avid lopez</meta:initial-creator>
    <meta:editing-cycles>3</meta:editing-cycles>
    <meta:creation-date>2023-12-15T06:32:00</meta:creation-date>
    <dc:date>2023-12-15T11:12:34.202000000</dc:date>
    <meta:editing-duration>PT57M58S</meta:editing-duration>
    <meta:generator>LibreOffice/7.5.6.2$Windows_X86_64 LibreOffice_project/f654817fb68d6d4600d7d2f6b647e47729f55f15</meta:generator>
    <meta:document-statistic meta:table-count="0" meta:image-count="0" meta:object-count="0" meta:page-count="5" meta:paragraph-count="118" meta:word-count="583" meta:character-count="4869" meta:non-whitespace-character-count="4253"/>
    <meta:user-defined meta:name="AppVersion">16.0000</meta:user-defined>
    <meta:template xlink:type="simple" xlink:actuate="onRequest" xlink:title="Normal.dotm" xlink:href=""/>
  </office:meta>
</office:document-meta>
</file>